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in" fo:margin-bottom="0in" loext:contextual-spacing="false" fo:line-height="115%"/>
      <style:text-properties fo:color="#000000" style:font-name="Liberation Mono" fo:font-size="10pt" fo:font-style="italic" fo:font-weight="normal" style:font-size-asian="10pt" style:font-weight-asian="normal" style:font-size-complex="10pt" style:font-weight-complex="normal"/>
    </style:style>
    <style:style style:name="P3" style:family="paragraph" style:parent-style-name="Preformatted_20_Text">
      <style:paragraph-properties fo:margin-top="0in" fo:margin-bottom="0in" loext:contextual-spacing="false" fo:line-height="115%"/>
      <style:text-properties fo:color="#000000" style:font-name="Liberation Mono" fo:font-size="10pt" fo:font-weight="normal" style:font-size-asian="10pt" style:font-weight-asian="normal" style:font-size-complex="10pt" style:font-weight-complex="normal"/>
    </style:style>
    <style:style style:name="P4" style:family="paragraph" style:parent-style-name="Preformatted_20_Text">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5" style:family="paragraph" style:parent-style-name="Preformatted_20_Text">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6" style:family="paragraph" style:parent-style-name="Preformatted_20_Text">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7" style:family="paragraph" style:parent-style-name="Preformatted_20_Text">
      <style:paragraph-properties fo:margin-top="0in" fo:margin-bottom="0in" loext:contextual-spacing="false" fo:line-height="115%"/>
      <style:text-properties fo:color="#0000cd" style:font-name="Liberation Mono" fo:font-size="10pt" fo:font-weight="bold" style:font-size-asian="10pt" style:font-weight-asian="bold" style:font-size-complex="10pt" style:font-weight-complex="bold"/>
    </style:style>
    <style:style style:name="P8" style:family="paragraph" style:parent-style-name="Preformatted_20_Text">
      <style:paragraph-properties fo:margin-top="0in" fo:margin-bottom="0in" loext:contextual-spacing="false" fo:line-height="115%"/>
      <style:text-properties fo:color="#0000cd" style:font-name="Liberation Mono" fo:font-size="10pt" fo:font-weight="bold" officeooo:paragraph-rsid="00180b5e" style:font-size-asian="10pt" style:font-weight-asian="bold" style:font-size-complex="10pt" style:font-weight-complex="bold"/>
    </style:style>
    <style:style style:name="P9" style:family="paragraph" style:parent-style-name="Preformatted_20_Text">
      <style:paragraph-properties fo:margin-top="0in" fo:margin-bottom="0in" loext:contextual-spacing="false" fo:line-height="115%"/>
      <style:text-properties fo:color="#00a933" style:font-name="Liberation Mono" fo:font-size="10pt" fo:font-weight="normal" style:font-size-asian="10pt" style:font-weight-asian="normal" style:font-size-complex="10pt" style:font-weight-complex="normal"/>
    </style:style>
    <style:style style:name="P10" style:family="paragraph" style:parent-style-name="Preformatted_20_Text">
      <style:paragraph-properties fo:margin-top="0in" fo:margin-bottom="0in" loext:contextual-spacing="false" fo:line-height="115%"/>
      <style:text-properties fo:color="#00a933" style:font-name="Liberation Mono" fo:font-size="10pt" fo:font-weight="normal" officeooo:paragraph-rsid="00180b5e" style:font-size-asian="10pt" style:font-weight-asian="normal" style:font-size-complex="10pt" style:font-weight-complex="normal"/>
    </style:style>
    <style:style style:name="P11" style:family="paragraph" style:parent-style-name="Preformatted_20_Text">
      <style:paragraph-properties fo:margin-top="0in" fo:margin-bottom="0in" loext:contextual-spacing="false" fo:line-height="115%"/>
      <style:text-properties fo:color="#00a933" style:font-name="Liberation Mono" fo:font-size="10pt" fo:font-weight="bold" style:font-size-asian="10pt" style:font-weight-asian="bold" style:font-size-complex="10pt" style:font-weight-complex="bold"/>
    </style:style>
    <style:style style:name="P12"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80b5e" style:font-size-asian="10pt" style:font-weight-asian="bold" style:font-size-complex="10pt" style:font-weight-complex="bold"/>
    </style:style>
    <style:style style:name="P13" style:family="paragraph" style:parent-style-name="Preformatted_20_Text">
      <style:paragraph-properties fo:margin-top="0in" fo:margin-bottom="0in" loext:contextual-spacing="false" fo:line-height="115%"/>
      <style:text-properties fo:color="#800080" style:font-name="Liberation Mono" fo:font-size="10pt" fo:font-weight="normal" style:font-size-asian="10pt" style:font-weight-asian="normal" style:font-size-complex="10pt" style:font-weight-complex="normal"/>
    </style:style>
    <style:style style:name="P14" style:family="paragraph" style:parent-style-name="Preformatted_20_Text">
      <style:paragraph-properties fo:margin-top="0in" fo:margin-bottom="0in" loext:contextual-spacing="false" fo:line-height="115%"/>
      <style:text-properties fo:color="#800080" style:font-name="Liberation Mono" fo:font-size="10pt" fo:font-weight="normal" officeooo:paragraph-rsid="00180b5e" style:font-size-asian="10pt" style:font-weight-asian="normal" style:font-size-complex="10pt" style:font-weight-complex="normal"/>
    </style:style>
    <style:style style:name="P15" style:family="paragraph" style:parent-style-name="Standard">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16" style:family="paragraph" style:parent-style-name="Standard">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17" style:family="paragraph" style:parent-style-name="Standard">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18" style:family="paragraph" style:parent-style-name="Standard">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19"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6f28d" officeooo:paragraph-rsid="0016f28d"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80b5e" officeooo:paragraph-rsid="00180b5e"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15%" fo:text-align="center" style:justify-single-word="false"/>
      <style:text-properties fo:color="#000000" style:font-name="Liberation Mono" fo:font-size="15pt" fo:font-weight="bold" officeooo:rsid="0016f28d" officeooo:paragraph-rsid="0016f28d" style:font-size-asian="15pt" style:font-weight-asian="bold" style:font-size-complex="15pt" style:font-weight-complex="bold"/>
    </style:style>
    <style:style style:name="P22" style:family="paragraph" style:parent-style-name="Standard">
      <style:paragraph-properties fo:margin-top="0in" fo:margin-bottom="0in" loext:contextual-spacing="false" fo:line-height="115%"/>
      <style:text-properties officeooo:paragraph-rsid="00180b5e"/>
    </style:style>
    <style:style style:name="P23" style:family="paragraph" style:parent-style-name="Standard">
      <style:paragraph-properties fo:margin-top="0in" fo:margin-bottom="0in" loext:contextual-spacing="false" fo:line-height="115%"/>
      <style:text-properties officeooo:paragraph-rsid="0016f28d"/>
    </style:style>
    <style:style style:name="P24" style:family="paragraph" style:parent-style-name="Text_20_body">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25" style:family="paragraph" style:parent-style-name="Text_20_body">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paragraph-rsid="00180b5e" style:font-size-asian="10pt" style:font-weight-asian="normal" style:font-size-complex="10pt" style:font-weight-complex="normal"/>
    </style:style>
    <style:style style:name="T1" style:family="text">
      <style:text-properties officeooo:rsid="0016f28d"/>
    </style:style>
    <style:style style:name="T2" style:family="text">
      <style:text-properties fo:font-weight="bold" style:font-weight-asian="bold" style:font-weight-complex="bold"/>
    </style:style>
    <style:style style:name="T3" style:family="text">
      <style:text-properties fo:font-weight="bold" officeooo:rsid="0016f28d" style:font-weight-asian="bold" style:font-weight-complex="bold"/>
    </style:style>
    <style:style style:name="T4" style:family="text">
      <style:text-properties fo:font-style="italic"/>
    </style:style>
    <style:style style:name="T5" style:family="text">
      <style:text-properties fo:color="#000000" style:font-name="Liberation Mono" fo:font-size="10pt" fo:font-weight="normal" officeooo:rsid="00180b5e" style:font-size-asian="10pt" style:font-weight-asian="normal" style:font-size-complex="10pt" style:font-weight-complex="normal"/>
    </style:style>
    <style:style style:name="T6" style:family="text">
      <style:text-properties fo:color="#000000" style:font-name="Liberation Mono" fo:font-size="10pt" fo:font-weight="normal" officeooo:rsid="0016f28d" style:font-size-asian="10pt" style:font-weight-asian="normal" style:font-size-complex="10pt" style:font-weight-complex="normal"/>
    </style:style>
    <style:style style:name="T7" style:family="text">
      <style:text-properties officeooo:rsid="00180b5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80b5e"/>
    </style:style>
    <style:style style:name="T10" style:family="text">
      <style:text-properties fo:color="#0000cd" fo:font-weight="bold" style:font-weight-asian="bold" style:font-weight-complex="bold"/>
    </style:style>
    <style:style style:name="T11" style:family="text">
      <style:text-properties fo:color="#0000cd" fo:font-weight="bold" officeooo:rsid="0016f28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GTEST</text:p>
      <text:p text:style-name="P15"/>
      <text:p text:style-name="P16"><text:span text:style-name="T8">0. Sources of information</text:span>:</text:p>
      <text:p text:style-name="P22"><text:span text:style-name="T5">- </text:span><text:a xlink:type="simple" xlink:href="https://github.com/google/googletest#Assertions" text:style-name="Internet_20_link" text:visited-style-name="Visited_20_Internet_20_Link">https://github.com/google/googletest#Assertions</text:a></text:p>
      <text:p text:style-name="P23"><text:span text:style-name="T6">- </text:span><text:a xlink:type="simple" xlink:href="https://www.eriksmistad.no/getting-started-with-google-test-on-ubuntu/" text:style-name="Internet_20_link" text:visited-style-name="Visited_20_Internet_20_Link"><text:span text:style-name="T5">https://www.eriksmistad.no/getting-started-with-google-test-on-ubuntu/</text:span></text:a></text:p>
      <text:p text:style-name="P15"/>
      <text:p text:style-name="P19">1. Installation on Ubuntu</text:p>
      <text:p text:style-name="P17"><text:span text:style-name="T11">sudo apt-get install libgtest-dev</text:span><text:span text:style-name="T1"><text:tab/># i</text:span>nstalling the gtest development package</text:p>
      <text:p text:style-name="P4"><text:span text:style-name="T10">sudo apt-get install cmake </text:span><text:tab/><text:tab/><text:span text:style-name="T4"># install cmake</text:span></text:p>
      <text:p text:style-name="P3"><text:span text:style-name="T10">cd /usr/src/gtest<text:tab/></text:span><text:tab/><text:tab/><text:tab/><text:span text:style-name="T1"># go to directory with source code of gtest</text:span></text:p>
      <text:p text:style-name="P3"><text:span text:style-name="T10">sudo cmake CmakeLists.txt</text:span><text:tab/><text:tab/><text:span text:style-name="T1"># compile the library</text:span></text:p>
      <text:p text:style-name="P3"><text:span text:style-name="T10">sudo make</text:span><text:tab/><text:tab/><text:tab/><text:tab/></text:p>
      <text:p text:style-name="P3"/>
      <text:p text:style-name="P2"># copy or symlink libgtest.a and libgtest_main.a to your /usr/lib folder</text:p>
      <text:p text:style-name="P7">sudo cp *.a /usr/lib</text:p>
      <text:p text:style-name="P15"/>
      <text:p text:style-name="P19">2. Example file <text:span text:style-name="T7">to test</text:span></text:p>
      <text:p text:style-name="P15"/>
      <text:p text:style-name="P5">// whattotest.cpp</text:p>
      <text:p text:style-name="P9">#include &lt;math.h&gt;</text:p>
      <text:p text:style-name="P9"/>
      <text:p text:style-name="P9">double squareRoot(const double a) {</text:p>
      <text:p text:style-name="P9"><text:s text:c="4"/>double b = sqrt(a);</text:p>
      <text:p text:style-name="P9"><text:s text:c="4"/>if(b != b) { // nan check</text:p>
      <text:p text:style-name="P9"><text:s text:c="8"/>return -1.0;</text:p>
      <text:p text:style-name="P9"><text:s text:c="4"/>}else{</text:p>
      <text:p text:style-name="P9"><text:s text:c="8"/>return sqrt(a);</text:p>
      <text:p text:style-name="P9"><text:s text:c="4"/>}</text:p>
      <text:p text:style-name="P9">}</text:p>
      <text:p text:style-name="P16"/>
      <text:p text:style-name="P20">3. Example test file</text:p>
      <text:p text:style-name="P16"/>
      <text:p text:style-name="P6">// tests.cpp</text:p>
      <text:p text:style-name="P9">#include "whattotest.cpp"</text:p>
      <text:p text:style-name="P11">#include &lt;gtest/gtest.h&gt;</text:p>
      <text:p text:style-name="P9"/>
      <text:p text:style-name="P9"><text:span text:style-name="T2">TEST(SquareRootTest, PositiveNos)</text:span> { </text:p>
      <text:p text:style-name="P9"><text:s text:c="4"/>ASSERT_EQ(6, squareRoot(36.0));</text:p>
      <text:p text:style-name="P9"><text:s text:c="4"/>ASSERT_EQ(18.0, squareRoot(324.0));</text:p>
      <text:p text:style-name="P9"><text:s text:c="4"/>ASSERT_EQ(25.4, squareRoot(645.16));</text:p>
      <text:p text:style-name="P9"><text:s text:c="4"/>ASSERT_EQ(0, squareRoot(0.0));</text:p>
      <text:p text:style-name="P9">}</text:p>
      <text:p text:style-name="P9"/>
      <text:p text:style-name="P9"><text:span text:style-name="T2">TEST(SquareRootTest, NegativeNos)</text:span> {</text:p>
      <text:p text:style-name="P9"><text:s text:c="4"/>ASSERT_EQ(-1.0, squareRoot(-15.0));</text:p>
      <text:p text:style-name="P9"><text:s text:c="4"/>ASSERT_EQ(-1.0, squareRoot(-0.2));</text:p>
      <text:p text:style-name="P9">}</text:p>
      <text:p text:style-name="P10"/>
      <text:p text:style-name="P12">int main(int argc, char **argv) {</text:p>
      <text:p text:style-name="P11"><text:s text:c="4"/>testing::InitGoogleTest(&amp;argc, argv);</text:p>
      <text:p text:style-name="P11"><text:s text:c="4"/>return RUN_ALL_TESTS();</text:p>
      <text:p text:style-name="P11">}</text:p>
      <text:p text:style-name="P18"><text:soft-page-break/><text:span text:style-name="T9">4. Compiling code</text:span><text:span text:style-name="T7"> - </text:span>set up a small <text:span text:style-name="T2">CMakeLists.txt</text:span> file below to compile the tests. This file locates the google test library and links it with the test application. Note that we also have to link to the pthread library or the application won’t compile.</text:p>
      <text:p text:style-name="P18"/>
      <text:p text:style-name="P14">cmake_minimum_required(VERSION 2.6)</text:p>
      <text:p text:style-name="P13"/>
      <text:p text:style-name="P2"># Locate GTest</text:p>
      <text:p text:style-name="P13">find_package(GTest REQUIRED)</text:p>
      <text:p text:style-name="P13">include_directories(${GTEST_INCLUDE_DIRS})</text:p>
      <text:p text:style-name="P13"/>
      <text:p text:style-name="P2"># Link runTests with what we want to test and the GTest and pthread library</text:p>
      <text:p text:style-name="P13">add_executable(runTests tests.cpp)</text:p>
      <text:p text:style-name="P13">target_link_libraries(runTests ${GTEST_LIBRARIES} pthread)</text:p>
      <text:p text:style-name="P24"/>
      <text:p text:style-name="P25">Compile and run the tests:</text:p>
      <text:p text:style-name="P8">cmake CMakeLists.txt</text:p>
      <text:p text:style-name="P8">make</text:p>
      <text:p text:style-name="P8">./runTes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21:59:06.869163056</meta:creation-date>
    <dc:date>2020-07-13T22:34:43.060394131</dc:date>
    <meta:editing-duration>PT5M15S</meta:editing-duration>
    <meta:editing-cycles>1</meta:editing-cycles>
    <meta:document-statistic meta:table-count="0" meta:image-count="0" meta:object-count="0" meta:page-count="2" meta:paragraph-count="54" meta:word-count="221" meta:character-count="1797" meta:non-whitespace-character-count="1555"/>
    <meta:generator>LibreOffice/6.4.3.2$Linux_X86_64 LibreOffice_project/40$Build-2</meta:generator>
  </office:meta>
</office:document-meta>
</file>